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I would use the Breadth First search algorithm to accomplish this goal. The start state for this would simply be the first site. The search space would be all the links on the first site followed by the links on those sites and so on. The set of actions would incorporate looking at the links on the site, adding those links to the queue, removing the elements from the queue, progressing to the next site, and checking to see if the current site is the goal. Heuristics that would be included in the algorithm would be the basic check to see if it has reached the goal as well as checking to see if the domain name of a link has the same extension (.com, .org, etc.) as the goal. The reason for this is that the sites that end up being the path will likely have the same or a similar focus as the goal site. It also helps to decrease the number of sites the algorithm has to process.</text:p>
      <text:p text:style-name="Standard"/>
      <text:p text:style-name="Standard">Pseudo code:</text:p>
      <text:p text:style-name="Standard"/>
      <text:p text:style-name="Text_20_body">BFS(<text:span text:style-name="T1">G</text:span>,<text:span text:style-name="T1">s0)</text:span></text:p>
      <text:p text:style-name="Text_20_body"><text:tab/>create a queue <text:span text:style-name="T1">Q</text:span></text:p>
      <text:p text:style-name="Text_20_body"><text:tab/>v= enqueue <text:span text:style-name="T1">s0 </text:span>onto <text:span text:style-name="T1">Q</text:span></text:p>
      <text:p text:style-name="Text_20_body"><text:span text:style-name="T1"><text:tab/></text:span><text:span text:style-name="T4">extension=substring(G.length-4, G.length)</text:span></text:p>
      <text:p text:style-name="Text_20_body"><text:tab/>mark <text:span text:style-name="T1">v</text:span></text:p>
      <text:p text:style-name="Text_20_body"><text:span text:style-name="T3"><text:tab/><text:tab/>while</text:span> <text:span text:style-name="T1">Q</text:span> is not empty:</text:p>
      <text:p text:style-name="Text_20_body"><text:span text:style-name="T1"><text:tab/><text:tab/><text:tab/>t</text:span> ← Q.dequeue()</text:p>
      <text:p text:style-name="Text_20_body"><text:span text:style-name="T3"><text:tab/><text:tab/><text:tab/>if</text:span> <text:span text:style-name="T1">t</text:span> is what we are looking for:</text:p>
      <text:p text:style-name="Text_20_body"><text:tab/><text:tab/><text:tab/><text:tab/>return <text:span text:style-name="T1">t</text:span></text:p>
      <text:p text:style-name="Text_20_body"><text:span text:style-name="T3"><text:tab/><text:tab/><text:tab/>for all</text:span> links <text:span text:style-name="T2">e</text:span> in G.siteLinks(t) <text:span text:style-name="T3">do</text:span></text:p>
      <text:p text:style-name="Text_20_body"><text:span text:style-name="T1"><text:tab/><text:tab/><text:tab/><text:tab/>u</text:span> ← G.getSiteLink(<text:span text:style-name="T1">t</text:span>,<text:span text:style-name="T1">e</text:span>)</text:p>
      <text:p text:style-name="Text_20_body"><text:span text:style-name="T3"><text:tab/><text:tab/><text:tab/><text:tab/>if</text:span> <text:span text:style-name="T1">u</text:span> is not marked and <text:span text:style-name="T2">u</text:span> contains extension:</text:p>
      <text:p text:style-name="Text_20_body"><text:tab/><text:tab/><text:tab/><text:tab/><text:tab/>mark <text:span text:style-name="T1">u</text:span></text:p>
      <text:p text:style-name="Text_20_body"><text:tab/><text:tab/><text:tab/><text:tab/><text:tab/>enqueue <text:span text:style-name="T1">u</text:span> onto <text:span text:style-name="T1">Q</text:span></text:p>
      <text:p text:style-name="Text_20_body"><text:tab/>return <text:span text:style-name="T1">none</text:span></text:p>
      <text:p text:style-name="Standard">For testing the algorithm, let's say we would like to go from <text:a xlink:type="simple" xlink:href="http://www.uww.edu/">www.uww.edu</text:a> to <text:a xlink:type="simple" xlink:href="http://www.facebook.com/">www.facebook.com</text:a>. Since the extension for Facebook is .com, our extension Heuristic becomes .com, and the algorithm will only look at sites that contain .com in their domain name. The links that are added to the queue then become: <text:a xlink:type="simple" xlink:href="https://www.facebook.com/uwwhitewater">https://www.facebook.com/uwwhitewater</text:a>, <text:a xlink:type="simple" xlink:href="https://twitter.com/uwwhitewater">https://twitter.com/uwwhitewater</text:a>, <text:a xlink:type="simple" xlink:href="https://www.flickr.com/photos/64166041@N06/">https://www.flickr.com/photos/64166041@N06/</text:a>, <text:a xlink:type="simple" xlink:href="https://foursquare.com/uwwhitewater">https://foursquare.com/uwwhitewater</text:a>, <text:a xlink:type="simple" xlink:href="https://www.youtube.com/user/uwwhitewater">https://www.youtube.com/user/uwwhitewater</text:a>, and <text:a xlink:type="simple" xlink:href="http://www.uwwhitewaterbookstore.com/">http://www.uwwhitewaterbookstore.com/</text:a>. The algorithm then dequeues <text:a xlink:type="simple" xlink:href="https://www.facebook.com/uwwhitewater">https://www.facebook.com/uwwhitewater</text:a> and begins checking the links on this site. It would then begin filling the queue with the links containing .com found there. After that it would proceed to the remaining 5 sites and place all the links in the queue. When it reads the queue again, the first item will be <text:a xlink:type="simple" xlink:href="https://www.facebook.com/">https://www.facebook.com</text:a> because it was placed in the queue when the algorithm processed <text:a xlink:type="simple" xlink:href="https://www.facebook.com/uwwhitewater">https://www.facebook.com/uwwhitewater</text:a>. Because this is the goal, the algorithm will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Fies</meta:initial-creator>
    <meta:creation-date>2014-09-30T17:22:48.72</meta:creation-date>
    <meta:document-statistic meta:table-count="0" meta:image-count="0" meta:object-count="0" meta:page-count="1" meta:paragraph-count="18" meta:word-count="369" meta:character-count="2301"/>
    <dc:date>2014-09-30T18:26:18.42</dc:date>
    <dc:creator>Austin Fies</dc:creator>
    <meta:editing-duration>PT29S</meta:editing-duration>
    <meta:editing-cycles>1</meta:editing-cycles>
    <meta:generator>OpenOffice/4.0.0$Win32 OpenOffice.org_project/400m3$Build-9702</meta:generator>
  </office:meta>
</office:document-meta>
</file>